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79be" officeooo:paragraph-rsid="000879be"/>
    </style:style>
    <style:style style:name="P2" style:family="paragraph" style:parent-style-name="Standard">
      <style:paragraph-properties style:line-height-at-least="0.508cm"/>
      <style:text-properties fo:color="#d4d4d4" style:font-name="Droid Sans Mono" fo:font-size="10.8000001907349pt" fo:font-weight="normal" fo:background-color="#1e1e1e"/>
    </style:style>
    <style:style style:name="P3" style:family="paragraph" style:parent-style-name="Standard">
      <style:text-properties fo:color="#d4d4d4" style:font-name="Droid Sans Mono" fo:font-size="10.8000001907349pt" fo:font-weight="normal" officeooo:rsid="000879be" officeooo:paragraph-rsid="000879be" fo:background-color="#1e1e1e"/>
    </style:style>
    <style:style style:name="P4" style:family="paragraph" style:parent-style-name="Standard">
      <style:text-properties fo:color="#d4d4d4" style:font-name="Droid Sans Mono" fo:font-size="10.8000001907349pt" fo:font-weight="normal" officeooo:rsid="0008f45c" officeooo:paragraph-rsid="0008f45c" fo:background-color="#1e1e1e"/>
    </style:style>
    <style:style style:name="P5" style:family="paragraph" style:parent-style-name="Standard">
      <style:text-properties fo:color="#d4d4d4" style:font-name="Droid Sans Mono" fo:font-size="10.8000001907349pt" fo:font-weight="normal" officeooo:rsid="000c18df" officeooo:paragraph-rsid="000c18df" fo:background-color="#1e1e1e"/>
    </style:style>
    <style:style style:name="P6" style:family="paragraph" style:parent-style-name="Standard">
      <style:paragraph-properties style:line-height-at-least="0.508cm"/>
      <style:text-properties fo:color="#dcdcdc" style:font-name="Droid Sans Mono" fo:font-size="10.8000001907349pt" fo:font-weight="normal" fo:background-color="#1e1e1e"/>
    </style:style>
    <style:style style:name="P7" style:family="paragraph" style:parent-style-name="Standard">
      <style:paragraph-properties style:line-height-at-least="0.508cm"/>
    </style:style>
    <style:style style:name="P8" style:family="paragraph" style:parent-style-name="Standard">
      <style:text-properties officeooo:rsid="0008f45c" officeooo:paragraph-rsid="0008f45c"/>
    </style:style>
    <style:style style:name="P9" style:family="paragraph" style:parent-style-name="Standard">
      <style:text-properties officeooo:rsid="000c18df" officeooo:paragraph-rsid="000c18df"/>
    </style:style>
    <style:style style:name="P10" style:family="paragraph" style:parent-style-name="Standard">
      <style:text-properties officeooo:rsid="000d64cf" officeooo:paragraph-rsid="0008f45c"/>
    </style:style>
    <style:style style:name="P11" style:family="paragraph" style:parent-style-name="Standard">
      <style:text-properties officeooo:rsid="000d64cf" officeooo:paragraph-rsid="000d64cf"/>
    </style:style>
    <style:style style:name="P1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879be"/>
    </style:style>
    <style:style style:name="P13" style:family="paragraph" style:parent-style-name="Standard">
      <style:paragraph-properties style:line-height-at-least="0.508cm"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</style:style>
    <style:style style:name="P1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8f45c"/>
    </style:style>
    <style:style style:name="P1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8f45c" officeooo:paragraph-rsid="000879be"/>
    </style:style>
    <style:style style:name="P1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c18df" officeooo:paragraph-rsid="0008f45c"/>
    </style:style>
    <style:style style:name="P1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c18df" officeooo:paragraph-rsid="000c18df"/>
    </style:style>
    <style:style style:name="P1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d64cf" officeooo:paragraph-rsid="0008f45c"/>
    </style:style>
    <style:style style:name="P1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d64cf" officeooo:paragraph-rsid="000d64cf"/>
    </style:style>
    <style:style style:name="P20" style:family="paragraph" style:parent-style-name="Text_20_body">
      <style:text-properties fo:font-size="10.8000001907349pt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Arial" fo:font-size="11pt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0.8000001907349pt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0.8000001907349pt" fo:font-weight="bold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1pt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size="11pt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size="10.8000001907349pt" fo:background-color="transparent"/>
    </style:style>
    <style:style style:name="P28" style:family="paragraph" style:parent-style-name="Preformatted_20_Text">
      <style:text-properties fo:font-size="10.8000001907349pt"/>
    </style:style>
    <style:style style:name="P29" style:family="paragraph" style:parent-style-name="Preformatted_20_Text">
      <style:paragraph-properties fo:margin-top="0cm" fo:margin-bottom="0.499cm" loext:contextual-spacing="false"/>
      <style:text-properties fo:font-size="10.8000001907349pt"/>
    </style:style>
    <style:style style:name="P30" style:family="paragraph" style:parent-style-name="Preformatted_20_Text">
      <style:paragraph-properties fo:margin-top="0cm" fo:margin-bottom="0cm" loext:contextual-spacing="false" fo:line-height="138%"/>
    </style:style>
    <style:style style:name="P31" style:family="paragraph" style:parent-style-name="Preformatted_20_Text">
      <style:paragraph-properties fo:margin-top="0cm" fo:margin-bottom="0cm" loext:contextual-spacing="false" fo:line-height="138%"/>
      <style:text-properties fo:font-size="10.8000001907349pt" fo:background-color="transparent"/>
    </style:style>
    <style:style style:name="P32" style:family="paragraph" style:parent-style-name="Heading_20_1">
      <style:text-properties officeooo:rsid="000879be" officeooo:paragraph-rsid="000879be"/>
    </style:style>
    <style:style style:name="P33" style:family="paragraph" style:parent-style-name="Heading_20_1">
      <style:text-properties officeooo:rsid="0008f45c" officeooo:paragraph-rsid="0008f45c"/>
    </style:style>
    <style:style style:name="T1" style:family="text">
      <style:text-properties style:font-name="Arial" fo:font-size="10.8000001907349pt" fo:background-color="transparent" loext:char-shading-value="0"/>
    </style:style>
    <style:style style:name="T2" style:family="text">
      <style:text-properties style:font-name="Arial" fo:font-size="10.8000001907349pt" fo:font-weight="bold" fo:background-color="transparent" loext:char-shading-value="0"/>
    </style:style>
    <style:style style:name="T3" style:family="text">
      <style:text-properties style:font-name="Arial" fo:font-size="10.8000001907349pt" fo:font-style="italic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font-size="10.8000001907349pt"/>
    </style:style>
    <style:style style:name="T5" style:family="text">
      <style:text-properties fo:font-size="10.8000001907349pt" fo:font-weight="bold"/>
    </style:style>
    <style:style style:name="T6" style:family="text">
      <style:text-properties fo:font-size="10.8000001907349pt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font-weight="bold"/>
    </style:style>
    <style:style style:name="T9" style:family="text">
      <style:text-properties fo:color="#569cd6"/>
    </style:style>
    <style:style style:name="T10" style:family="text">
      <style:text-properties fo:color="#d4d4d4" style:font-name="Droid Sans Mono" fo:font-size="10.8000001907349pt" fo:font-weight="normal" fo:background-color="#1e1e1e" loext:char-shading-value="0"/>
    </style:style>
    <style:style style:name="T11" style:family="text">
      <style:text-properties fo:color="#dcdcdc"/>
    </style:style>
    <style:style style:name="T12" style:family="text">
      <style:text-properties fo:color="#dcdcdc" style:font-name="Droid Sans Mono" fo:font-size="10.8000001907349pt" fo:font-weight="normal" fo:background-color="#1e1e1e" loext:char-shading-value="0"/>
    </style:style>
    <style:style style:name="T13" style:family="text">
      <style:text-properties fo:color="#b5cea8"/>
    </style:style>
    <style:style style:name="T14" style:family="text">
      <style:text-properties fo:color="#ce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Personagens</text:h>
      <text:p text:style-name="P22"><text:span text:style-name="T1">Programar uma função </text:span><text:span text:style-name="T2">filme</text:span><text:span text:style-name="T7"> </text:span><text:span text:style-name="T1">que recebe três arrays com os nomes de personagens, filmes e ano de estréia no cinema. </text:span></text:p>
      <text:p text:style-name="P23">A função deve receber também um valor de <text:span text:style-name="T8">id </text:span>escolhido pelo usuário com intervalo de <text:span text:style-name="T8">1</text:span> até o <text:span text:style-name="T8">tamanho </text:span>de um dos <text:span text:style-name="T8">arrays</text:span> fornecidos e retornar uma frase com o seguinte modelo: </text:p>
      <text:p text:style-name="P23"/>
      <text:p text:style-name="P22"><text:span text:style-name="T1">"</text:span><text:span text:style-name="T3">personagem</text:span><text:span text:style-name="T7"> </text:span><text:span text:style-name="T1">é um personagem do filme </text:span><text:span text:style-name="T3">filme</text:span><text:span text:style-name="T7"> </text:span><text:span text:style-name="T1">que estreou no cinema em </text:span><text:span text:style-name="T3">lançamento</text:span><text:span text:style-name="T1">." </text:span></text:p>
      <text:p text:style-name="P23"/>
      <text:p text:style-name="P23">Se o valor de id for inválido, a função deve retornar a frase "Essa não é uma opção válida."</text:p>
      <text:p text:style-name="P25"/>
      <text:p text:style-name="P24">Exemplo:</text:p>
      <text:p text:style-name="P22"/>
      <text:p text:style-name="P30">var personagens = ["Hermione", "Trinity", "Leia"]</text:p>
      <text:p text:style-name="P30">var filmes = ["Harry Potter", "Matrix", "Star wars"]</text:p>
      <text:p text:style-name="P30">var lancamentos = [2001, 1999, 1977]</text:p>
      <text:p text:style-name="P30">var id = 3</text:p>
      <text:p text:style-name="P30"/>
      <text:p text:style-name="P30">filme(personagens, filmes, lancamentos, id) <text:s/></text:p>
      <text:p text:style-name="P30">// retorna a string "Leia é um personagem do filme Star wars que estreou no cinema em 1977."</text:p>
      <text:p text:style-name="P12"/>
      <text:p text:style-name="P3"><text:span text:style-name="T9">function</text:span> filme<text:span text:style-name="T11">(</text:span>personagens<text:span text:style-name="T11">,</text:span> filmes<text:span text:style-name="T11">,</text:span> lancamentos<text:span text:style-name="T11">,</text:span> id<text:span text:style-name="T11">)</text:span> <text:span text:style-name="T11">{</text:span></text:p>
      <text:p text:style-name="P2"><text:span text:style-name="T9">if</text:span> <text:span text:style-name="T11">((</text:span>id <text:span text:style-name="T11">&gt;</text:span> filmes<text:span text:style-name="T11">.</text:span>length <text:span text:style-name="T11">+</text:span> <text:span text:style-name="T13">1</text:span><text:span text:style-name="T11">)</text:span> <text:span text:style-name="T11">||</text:span> <text:span text:style-name="T11">(</text:span>id <text:span text:style-name="T11">&lt;</text:span> <text:span text:style-name="T13">1</text:span><text:span text:style-name="T11">))</text:span> <text:span text:style-name="T11">{</text:span></text:p>
      <text:p text:style-name="P2"><text:span text:style-name="T9">var</text:span> msg <text:span text:style-name="T11">=</text:span> <text:span text:style-name="T11">(</text:span><text:span text:style-name="T14">"Essa não é uma opção válida."</text:span><text:span text:style-name="T11">)</text:span></text:p>
      <text:p text:style-name="P2"><text:span text:style-name="T9">return</text:span> msg</text:p>
      <text:p text:style-name="P2"><text:span text:style-name="T11">}</text:span> <text:span text:style-name="T9">else</text:span> <text:span text:style-name="T11">{</text:span></text:p>
      <text:p text:style-name="P2"><text:span text:style-name="T9">var</text:span> msg <text:span text:style-name="T11">=</text:span> <text:span text:style-name="T11">(</text:span>personagens<text:span text:style-name="T11">[</text:span>id<text:span text:style-name="T11">-</text:span><text:span text:style-name="T13">1</text:span><text:span text:style-name="T11">]</text:span> <text:span text:style-name="T11">+</text:span> <text:span text:style-name="T14">" é um personagem do filme "</text:span> <text:span text:style-name="T11">+</text:span> filmes<text:span text:style-name="T11">[</text:span>id<text:span text:style-name="T11">-</text:span><text:span text:style-name="T13">1</text:span><text:span text:style-name="T11">]</text:span> <text:span text:style-name="T11">+</text:span> <text:span text:style-name="T14">" que estreou no cinema em "</text:span> <text:span text:style-name="T11">+</text:span> lancamentos<text:span text:style-name="T11">[</text:span>id<text:span text:style-name="T11">-</text:span><text:span text:style-name="T13">1</text:span><text:span text:style-name="T11">]</text:span> <text:span text:style-name="T11">+</text:span> <text:span text:style-name="T14">"."</text:span><text:span text:style-name="T11">)</text:span></text:p>
      <text:p text:style-name="P2"><text:span text:style-name="T9">return</text:span> msg</text:p>
      <text:p text:style-name="P6">}</text:p>
      <text:p text:style-name="P13"><text:span text:style-name="T12">}</text:span></text:p>
      <text:p text:style-name="P1"/>
      <text:h text:style-name="P32" text:outline-level="1">Séries</text:h>
      <text:p text:style-name="Text_20_body"><text:span text:style-name="T4">Programe uma função </text:span><text:span text:style-name="T5">series</text:span> <text:span text:style-name="T4">que recebe dois parâmetros, um prefixo com o nome da série e um array com a lista de todos os episódios da série. A função deve retornar um novo array com a lista de episódios iniciando com o nome da série.</text:span></text:p>
      <text:p text:style-name="P20"/>
      <text:p text:style-name="Text_20_body"><text:span text:style-name="T5">Exemplo: </text:span><text:span text:style-name="T4">Dadas as variáveis abaixo:</text:span></text:p>
      <text:p text:style-name="P28">harryPotterPrefixo = "Harry Potter";</text:p>
      <text:p text:style-name="Preformatted_20_Text"><text:span text:style-name="T4">harryPotterSeries = [</text:span></text:p>
      <text:p text:style-name="Preformatted_20_Text"><text:soft-page-break/><text:s text:c="2"/><text:span text:style-name="T4">"e a Pedra Filosofal",</text:span></text:p>
      <text:p text:style-name="Preformatted_20_Text"><text:s text:c="2"/><text:span text:style-name="T4">"e a Câmara Secreta",</text:span></text:p>
      <text:p text:style-name="Preformatted_20_Text"><text:s text:c="2"/><text:span text:style-name="T4">"e o Prisioneiro de Azkaban",</text:span></text:p>
      <text:p text:style-name="Preformatted_20_Text"><text:s text:c="2"/><text:span text:style-name="T4">"e o Cálice de Fogo",</text:span></text:p>
      <text:p text:style-name="Preformatted_20_Text"><text:s text:c="2"/><text:span text:style-name="T4">"e a Ordem da Fênix",</text:span></text:p>
      <text:p text:style-name="Preformatted_20_Text"><text:s text:c="2"/><text:span text:style-name="T4">"e o Enigma do Príncipe",</text:span></text:p>
      <text:p text:style-name="Preformatted_20_Text"><text:s text:c="2"/><text:span text:style-name="T4">"e as Relíquias da Morte"</text:span></text:p>
      <text:p text:style-name="P29">];</text:p>
      <text:p text:style-name="P20"/>
      <text:p text:style-name="P20">A função deve retornar como resultado o seguinte array:</text:p>
      <text:p text:style-name="P28">resultado = [</text:p>
      <text:p text:style-name="Preformatted_20_Text"><text:s text:c="2"/><text:span text:style-name="T4">"Harry Potter e a Pedra Filosofal",</text:span></text:p>
      <text:p text:style-name="Preformatted_20_Text"><text:s text:c="2"/><text:span text:style-name="T4">"Harry Potter e a Câmara Secreta",</text:span></text:p>
      <text:p text:style-name="Preformatted_20_Text"><text:s text:c="2"/><text:span text:style-name="T4">"Harry Potter e o Prisioneiro de Azkaban",</text:span></text:p>
      <text:p text:style-name="Preformatted_20_Text"><text:s text:c="2"/><text:span text:style-name="T4">"Harry Potter e o Cálice de Fogo",</text:span></text:p>
      <text:p text:style-name="Preformatted_20_Text"><text:s text:c="2"/><text:span text:style-name="T4">"Harry Potter e a Ordem da Fênix",</text:span></text:p>
      <text:p text:style-name="Preformatted_20_Text"><text:s text:c="2"/><text:span text:style-name="T4">"Harry Potter e o Enigma do Príncipe",</text:span></text:p>
      <text:p text:style-name="Preformatted_20_Text"><text:s text:c="2"/><text:span text:style-name="T4">"Harry Potter e as Relíquias da Morte"</text:span></text:p>
      <text:p text:style-name="P29">];</text:p>
      <text:p text:style-name="P15"/>
      <text:p text:style-name="P8"/>
      <text:p text:style-name="P4"><text:span text:style-name="T9">var</text:span> harryPotterPrefixo <text:span text:style-name="T11">=</text:span> <text:span text:style-name="T14">"Harry Potter"</text:span><text:span text:style-name="T11">;</text:span></text:p>
      <text:p text:style-name="P2"><text:span text:style-name="T9">var</text:span> harryPotterSeries <text:span text:style-name="T11">=</text:span> <text:span text:style-name="T11">[</text:span><text:span text:style-name="T14">"e a Pedra Filosofal"</text:span><text:span text:style-name="T11">,</text:span> <text:span text:style-name="T14">"e a Câmara Secreta"</text:span><text:span text:style-name="T11">,</text:span> <text:span text:style-name="T14">"e o Prisioneiro de Azkaban"</text:span><text:span text:style-name="T11">,</text:span> <text:span text:style-name="T14">"e o Cálice de Fogo"</text:span><text:span text:style-name="T11">,</text:span> <text:span text:style-name="T14">"e a Ordem da Fênix"</text:span><text:span text:style-name="T11">,</text:span> <text:span text:style-name="T14">"e o Enigma do Príncipe"</text:span><text:span text:style-name="T11">,</text:span> <text:span text:style-name="T14">"e as Relíquias da Morte"</text:span><text:span text:style-name="T11">];</text:span></text:p>
      <text:p text:style-name="P7"/>
      <text:p text:style-name="P2"><text:span text:style-name="T9">function</text:span> series<text:span text:style-name="T11">(</text:span>prefixo<text:span text:style-name="T11">,</text:span> array<text:span text:style-name="T11">)</text:span> <text:span text:style-name="T11">{</text:span></text:p>
      <text:p text:style-name="P2"><text:span text:style-name="T9">var</text:span> resultado <text:span text:style-name="T11">=</text:span> <text:span text:style-name="T11">[]</text:span></text:p>
      <text:p text:style-name="P2"><text:span text:style-name="T9">for</text:span><text:span text:style-name="T11">(</text:span><text:span text:style-name="T9">var</text:span> i <text:span text:style-name="T11">=</text:span><text:span text:style-name="T13">0</text:span><text:span text:style-name="T11">;</text:span> i <text:span text:style-name="T11">&lt;</text:span> array<text:span text:style-name="T11">.</text:span>length<text:span text:style-name="T11">;</text:span> i <text:span text:style-name="T11">++){</text:span></text:p>
      <text:p text:style-name="P2">resultado<text:span text:style-name="T11">.</text:span>push<text:span text:style-name="T11">(</text:span>prefixo<text:span text:style-name="T11">+</text:span> <text:span text:style-name="T14">' '</text:span> <text:span text:style-name="T11">+</text:span> array<text:span text:style-name="T11">[</text:span>i<text:span text:style-name="T11">])</text:span></text:p>
      <text:p text:style-name="P6">}</text:p>
      <text:p text:style-name="P2"><text:span text:style-name="T9">return</text:span> resultado</text:p>
      <text:p text:style-name="P6">}</text:p>
      <text:p text:style-name="P7"><text:span text:style-name="T10">console</text:span><text:span text:style-name="T12">.</text:span><text:span text:style-name="T10">log</text:span><text:span text:style-name="T12">(</text:span><text:span text:style-name="T10">series</text:span><text:span text:style-name="T12">(</text:span><text:span text:style-name="T10">harryPotterPrefixo</text:span><text:span text:style-name="T12">,</text:span><text:span text:style-name="T10">harryPotterSeries</text:span><text:span text:style-name="T12">))</text:span></text:p>
      <text:p text:style-name="P15"/>
      <text:p text:style-name="P8"/>
      <text:p text:style-name="Standard"/>
      <text:h text:style-name="Heading_20_1" text:outline-level="1">Maior que o número</text:h>
      <text:p text:style-name="P26"><text:span text:style-name="T4">Programe uma função </text:span><text:span text:style-name="T5">maiorQueNum</text:span> <text:span text:style-name="T4">que busca em um dado array apenas os números maiores do que o número fornecido no segundo parâmetro da função e </text:span><text:span text:style-name="T5">retorne </text:span><text:span text:style-name="T4">um novo array apenas com esses números.</text:span></text:p>
      <text:p text:style-name="P26"/>
      <text:p text:style-name="P27">Exemplo:</text:p>
      <text:p text:style-name="P26"/>
      <text:p text:style-name="P31">numeros = [10, 4, 7, 128, 42, -1, 0, 300, -5]</text:p>
      <text:p text:style-name="P31">num = 5</text:p>
      <text:p text:style-name="P30"/>
      <text:p text:style-name="P30"><text:soft-page-break/><text:span text:style-name="T6">maiorQueNum(numeros, num); // retorna [10, 7, 128, 42, 300]</text:span></text:p>
      <text:p text:style-name="P14"/>
      <text:p text:style-name="P8"/>
      <text:p text:style-name="P4"><text:span text:style-name="T9">function</text:span> maiorQueNum<text:span text:style-name="T11">(</text:span>array<text:span text:style-name="T11">,</text:span> num<text:span text:style-name="T11">)</text:span> <text:span text:style-name="T11">{</text:span></text:p>
      <text:p text:style-name="P2"><text:span text:style-name="T9">var</text:span> newArray <text:span text:style-name="T11">=</text:span> <text:span text:style-name="T11">[]</text:span></text:p>
      <text:p text:style-name="P2"><text:span text:style-name="T9">for</text:span><text:span text:style-name="T11">(</text:span><text:span text:style-name="T9">var</text:span> i <text:span text:style-name="T11">=</text:span><text:span text:style-name="T13">0</text:span><text:span text:style-name="T11">;</text:span> i <text:span text:style-name="T11">&lt;</text:span> array<text:span text:style-name="T11">.</text:span>length<text:span text:style-name="T11">;</text:span> i <text:span text:style-name="T11">++)</text:span> <text:span text:style-name="T11">{</text:span></text:p>
      <text:p text:style-name="P2"><text:span text:style-name="T9">if</text:span><text:span text:style-name="T11">(</text:span>array<text:span text:style-name="T11">[</text:span>i<text:span text:style-name="T11">]&gt;</text:span>num<text:span text:style-name="T11">)</text:span> <text:span text:style-name="T11">{</text:span></text:p>
      <text:p text:style-name="P2">newArray<text:span text:style-name="T11">.</text:span>push<text:span text:style-name="T11">(</text:span>array<text:span text:style-name="T11">[</text:span>i<text:span text:style-name="T11">])</text:span></text:p>
      <text:p text:style-name="P6">}</text:p>
      <text:p text:style-name="P6">}</text:p>
      <text:p text:style-name="P2"><text:span text:style-name="T9">return</text:span> newArray</text:p>
      <text:p text:style-name="P6">}</text:p>
      <text:p text:style-name="P7"/>
      <text:p text:style-name="P14"/>
      <text:p text:style-name="P8"/>
      <text:h text:style-name="P33" text:outline-level="1">Buscar divisível por</text:h>
      <text:p text:style-name="P25"><text:bookmark text:name="docs-internal-guid-da47b037-7fff-e96d-f99b-2414889cccb1"/>Programe uma função <text:span text:style-name="T8">buscarDivisivelPor</text:span> que recebe dois parâmetros, um array de números e um número de teste, <text:span text:style-name="T8">retornando </text:span>como resposta o primeiro número do array que seja divisível pelo número dado e diferente de zero. Caso nenhum número do array passe no teste, <text:span text:style-name="T8">retorne </text:span>o texto "Nenhum número válido encontrado!".</text:p>
      <text:p text:style-name="P16"/>
      <text:p text:style-name="P9"/>
      <text:p text:style-name="P5"><text:span text:style-name="T9">function</text:span> buscarDivisivelPor<text:span text:style-name="T11">(</text:span>array<text:span text:style-name="T11">,</text:span> num<text:span text:style-name="T11">)</text:span> <text:span text:style-name="T11">{</text:span></text:p>
      <text:p text:style-name="P2"><text:span text:style-name="T9">for</text:span><text:span text:style-name="T11">(</text:span> <text:span text:style-name="T9">var</text:span> i <text:span text:style-name="T11">=</text:span> <text:span text:style-name="T13">0</text:span><text:span text:style-name="T11">;</text:span> i <text:span text:style-name="T11">&lt;</text:span> array<text:span text:style-name="T11">.</text:span>length<text:span text:style-name="T11">;</text:span> i<text:span text:style-name="T11">++)</text:span> <text:span text:style-name="T11">{</text:span></text:p>
      <text:p text:style-name="P2"><text:span text:style-name="T9">if</text:span> <text:span text:style-name="T11">(</text:span> array<text:span text:style-name="T11">[</text:span>i<text:span text:style-name="T11">]</text:span> <text:span text:style-name="T11">%</text:span> num <text:span text:style-name="T11">==</text:span> <text:span text:style-name="T13">0</text:span> <text:span text:style-name="T11">&amp;&amp;</text:span> array<text:span text:style-name="T11">[</text:span>i<text:span text:style-name="T11">]</text:span> <text:span text:style-name="T11">!=</text:span> <text:span text:style-name="T13">0</text:span><text:span text:style-name="T11">)</text:span> <text:span text:style-name="T11">{</text:span></text:p>
      <text:p text:style-name="P2"><text:span text:style-name="T9">return</text:span> array<text:span text:style-name="T11">[</text:span>i<text:span text:style-name="T11">]</text:span></text:p>
      <text:p text:style-name="P6">}</text:p>
      <text:p text:style-name="P6">}</text:p>
      <text:p text:style-name="P2"><text:span text:style-name="T9">return</text:span> <text:span text:style-name="T14">"Nenhum número válido encontrado!"</text:span></text:p>
      <text:p text:style-name="P2"><text:span text:style-name="T11">}</text:span> </text:p>
      <text:p text:style-name="P9"/>
      <text:p text:style-name="P17"/>
      <text:p text:style-name="P9"/>
      <text:p text:style-name="P8"/>
      <text:h text:style-name="P33" text:outline-level="1">Repetindo palavras</text:h>
      <text:p text:style-name="P25"><text:bookmark text:name="docs-internal-guid-e63c225d-7fff-f652-f7f7-5b91e33a55c3"/>Crie uma função que receba dois valores, o primeiro será uma palavra qualquer, e o segundo será a quantidade de vezes que o sistema irá <text:span text:style-name="T8">imprimir </text:span>essa palavra.</text:p>
      <text:p text:style-name="P21"/>
      <text:p text:style-name="P21">Não é necessário executar a função, somente declarar.</text:p>
      <text:p text:style-name="P18"/>
      <text:p text:style-name="P11"/>
      <text:p text:style-name="P4"><text:span text:style-name="T9">function</text:span> repete<text:span text:style-name="T11">(</text:span>valor<text:span text:style-name="T11">,</text:span>qtd<text:span text:style-name="T11">)</text:span> <text:span text:style-name="T11">{</text:span></text:p>
      <text:p text:style-name="P2"><text:span text:style-name="T9">for</text:span> <text:span text:style-name="T11">(</text:span><text:span text:style-name="T9">var</text:span> i <text:span text:style-name="T11">=</text:span> <text:span text:style-name="T13">0</text:span><text:span text:style-name="T11">;</text:span> i <text:span text:style-name="T11">&lt;</text:span> qtd<text:span text:style-name="T11">;</text:span> i<text:span text:style-name="T11">++)</text:span> <text:span text:style-name="T11">{</text:span></text:p>
      <text:p text:style-name="P2">console<text:span text:style-name="T11">.</text:span>log<text:span text:style-name="T11">(</text:span>valor<text:span text:style-name="T11">)</text:span></text:p>
      <text:p text:style-name="P6"><text:soft-page-break/>}</text:p>
      <text:p text:style-name="P6">}</text:p>
      <text:p text:style-name="P8"/>
      <text:p text:style-name="P18"/>
      <text:p text:style-name="P11"/>
      <text:p text:style-name="P8"/>
      <text:h text:style-name="P33" text:outline-level="1">Comissão</text:h>
      <text:p text:style-name="P25"><text:bookmark text:name="docs-internal-guid-919a9047-7fff-4be5-6699-92bfb7418eeb"/>Crie um sistema para calcular a comissão dos vendedores de uma loja. Crie uma função que tenha dois argumentos: preço e porcentagem de comissão.</text:p>
      <text:p text:style-name="P18"/>
      <text:p text:style-name="P11"/>
      <text:p text:style-name="P4"><text:span text:style-name="T9">function</text:span> comissao<text:span text:style-name="T11">(</text:span>preco<text:span text:style-name="T11">,</text:span>porcentagem<text:span text:style-name="T11">){</text:span></text:p>
      <text:p text:style-name="P2"><text:span text:style-name="T9">return</text:span> preco<text:span text:style-name="T11">*</text:span>porcentagem<text:span text:style-name="T11">/</text:span><text:span text:style-name="T13">100</text:span> </text:p>
      <text:p text:style-name="P6">}</text:p>
      <text:p text:style-name="P10"/>
      <text:p text:style-name="P19"/>
      <text:p text:style-name="P11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17:56:46.122134389</meta:creation-date>
    <dc:date>2020-10-02T18:44:12.398436833</dc:date>
    <meta:editing-duration>PT21M3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" meta:paragraph-count="92" meta:word-count="671" meta:character-count="3875" meta:non-whitespace-character-count="3261"/>
  </office:meta>
</office:document-meta>
</file>